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979in" table:align="left"/>
    </style:style>
    <style:style style:name="Table1.A" style:family="table-column">
      <style:table-column-properties style:column-width="6.2979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69ec9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70d01" style:text-blinking="false" fo:background-color="transparent"/>
    </style:style>
    <style:style style:name="P6" style:family="paragraph" style:parent-style-name="Standard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670d01"/>
    </style:style>
    <style:style style:name="P8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f5a2" officeooo:paragraph-rsid="00670d01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26a3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3362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70d01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670d01" style:text-blinking="false" fo:background-color="transparent" loext:char-shading-value="0" style:font-weight-asian="bold" style:font-weight-complex="bold"/>
    </style:style>
    <style:style style:name="T10" style:family="text">
      <style:text-properties officeooo:rsid="00669ec9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69ec9" style:font-style-asian="italic" style:font-style-complex="italic"/>
    </style:style>
    <style:style style:name="T13" style:family="text">
      <style:text-properties officeooo:rsid="0068916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7">7</text:span><text:span text:style-name="T2">.</text:span><text:span text:style-name="T6">2</text:span><text:span text:style-name="T3">.</text:span><text:span text:style-name="T1"> </text:span><text:span text:style-name="T5">L</text:span><text:span text:style-name="T4">udo </text:span><text:span text:style-name="T5">loco</text:span><text:span text:style-name="T4">, toma </text:span><text:span text:style-name="T6">2</text:span></text:p>
      <text:p text:style-name="P4"/>
      <text:p text:style-name="P4"><text:span text:style-name="T10">C</text:span>ompletá el programa para lograr el mismo tablero que en la actividad <text:span text:style-name="T11">“</text:span><text:span text:style-name="T12">Ludo loco, toma 1”</text:span><text:span text:style-name="T10">, o sea, el siguiente tablero (mostrado con y sin vestimenta):</text:span> </text:p>
      <text:p text:style-name="P6"><text:bookmark text:name="docs-internal-guid-eb2c7d69-0c30-0709-253b-62948151737e"/><draw:frame draw:style-name="fr1" draw:name="Image1" text:anchor-type="as-char" svg:width="1.5335in" svg:height="1.5583in" draw:z-index="0"><draw:image xlink:href="https://lh3.googleusercontent.com/OelouyhpUcZLOYw2Ut0qHAMTB8OEKodiC6MTOO6hR21qmZLWyIJDALbXelR1IzO4K5KwaXK1GWD5VJ2dhn-msRXoAtQS6yxoQKYipzC58u4e4G4kLxMEz33RXPcN_TyCxybzhud3" xlink:type="simple" xlink:show="embed" xlink:actuate="onLoad" loext:mime-type="image/png"/></draw:frame><text:s text:c="11"/><draw:frame draw:style-name="fr1" draw:name="Image2" text:anchor-type="as-char" svg:width="1.5252in" svg:height="1.5583in" draw:z-index="1"><draw:image xlink:href="https://lh5.googleusercontent.com/DF5AvE1Nq-tuI7DmVNHyzyaLeFeAgS9I6LUotQKTTfbnWgz3Sjkhvk-H2LCoc1kqQGQs5vmn22uyf5QtxJ6xCuju4Px6TgPzVShTh5FWAt5biSn12TGj4h5NoxCtqYIylRxjPw2v" xlink:type="simple" xlink:show="embed" xlink:actuate="onLoad" loext:mime-type="image/png"/></draw:frame><text:s/></text:p>
      <text:p text:style-name="P4">La diferencia es que esta vez solamente vas a poder definir un único procedimiento para dibujar <text:span text:style-name="T10">cuadrados</text:span>, pero con más de un parámetro.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8">Pastilla: </text:span><text:span text:style-name="T9">En orden</text:span></text:p>
            <text:p text:style-name="P8">Acordate que pasar argumentos es una forma de indicarle a un comando con qué dato<text:span text:style-name="T13">s</text:span> queremos que trabaje, y tené en cuenta que la cantidad y orden de los argumentos debe coincidir con la cantidad y orden de los parámetros.</text:p>
          </table:table-cell>
        </table:table-row>
      </table:table>
      <text:p text:style-name="P5"/>
      <text:p text:style-name="P2">Podés dibujar cuadrados de cualquier color y cualquier tamaño con un único procedimiento para dibujar cuadrados. Probá otras combinaciones de tamaños y colores; tené en cuenta que para eso también vas a tener que modificar los procedimientos de posicionamiento: fijate que tendrías que cambiar los argumentos que se utilizan en cada uno de ellos. ¿Cuántos procedimientos harían falta si el color no estuviese parametrizado pero la longitud sí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21T20:19:38.244000000</dc:date>
    <meta:editing-duration>PT4H28M34S</meta:editing-duration>
    <meta:editing-cycles>74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7" meta:word-count="166" meta:character-count="1013" meta:non-whitespace-character-count="840"/>
  </office:meta>
</office:document-meta>
</file>